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none" fo:border-top="none" fo:border-bottom="0.05pt solid #000000"/>
    </style:style>
    <style:style style:name="Tabella1.B19" style:family="table-cell">
      <style:table-cell-properties fo:padding="0.097cm" fo:border-left="0.05pt solid #000000" fo:border-right="none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none" fo:border-top="none" fo:border-bottom="0.05pt solid #000000"/>
    </style:style>
    <style:style style:name="Tabella1.B20" style:family="table-cell">
      <style:table-cell-properties fo:padding="0.097cm" fo:border-left="0.05pt solid #000000" fo:border-right="none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97cm" fo:border-left="0.05pt solid #000000" fo:border-right="none" fo:border-top="none" fo:border-bottom="0.05pt solid #000000"/>
    </style:style>
    <style:style style:name="Tabella1.B21" style:family="table-cell">
      <style:table-cell-properties fo:padding="0.097cm" fo:border-left="0.05pt solid #000000" fo:border-right="none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97cm" fo:border-left="0.05pt solid #000000" fo:border-right="none" fo:border-top="none" fo:border-bottom="0.05pt solid #000000"/>
    </style:style>
    <style:style style:name="Tabella1.B22" style:family="table-cell">
      <style:table-cell-properties fo:padding="0.097cm" fo:border-left="0.05pt solid #000000" fo:border-right="none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97cm" fo:border-left="0.05pt solid #000000" fo:border-right="none" fo:border-top="none" fo:border-bottom="0.05pt solid #000000"/>
    </style:style>
    <style:style style:name="Tabella1.B23" style:family="table-cell">
      <style:table-cell-properties fo:padding="0.097cm" fo:border-left="0.05pt solid #000000" fo:border-right="none" fo:border-top="none" fo:border-bottom="0.05pt solid #000000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97cm" fo:border-left="0.05pt solid #000000" fo:border-right="none" fo:border-top="none" fo:border-bottom="0.05pt solid #000000"/>
    </style:style>
    <style:style style:name="Tabella1.B24" style:family="table-cell">
      <style:table-cell-properties fo:padding="0.097cm" fo:border-left="0.05pt solid #000000" fo:border-right="none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97cm" fo:border-left="0.05pt solid #000000" fo:border-right="none" fo:border-top="none" fo:border-bottom="0.05pt solid #000000"/>
    </style:style>
    <style:style style:name="Tabella1.B25" style:family="table-cell">
      <style:table-cell-properties fo:padding="0.097cm" fo:border-left="0.05pt solid #000000" fo:border-right="none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97cm" fo:border-left="0.05pt solid #000000" fo:border-right="none" fo:border-top="none" fo:border-bottom="0.05pt solid #000000"/>
    </style:style>
    <style:style style:name="Tabella1.B26" style:family="table-cell">
      <style:table-cell-properties fo:padding="0.097cm" fo:border-left="0.05pt solid #000000" fo:border-right="none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97cm" fo:border-left="0.05pt solid #000000" fo:border-right="none" fo:border-top="none" fo:border-bottom="0.05pt solid #000000"/>
    </style:style>
    <style:style style:name="Tabella1.B27" style:family="table-cell">
      <style:table-cell-properties fo:padding="0.097cm" fo:border-left="0.05pt solid #000000" fo:border-right="none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97cm" fo:border-left="0.05pt solid #000000" fo:border-right="none" fo:border-top="none" fo:border-bottom="0.05pt solid #000000"/>
    </style:style>
    <style:style style:name="Tabella1.B28" style:family="table-cell">
      <style:table-cell-properties fo:padding="0.097cm" fo:border-left="0.05pt solid #000000" fo:border-right="none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97cm" fo:border-left="0.05pt solid #000000" fo:border-right="none" fo:border-top="none" fo:border-bottom="0.05pt solid #000000"/>
    </style:style>
    <style:style style:name="Tabella1.B29" style:family="table-cell">
      <style:table-cell-properties fo:padding="0.097cm" fo:border-left="0.05pt solid #000000" fo:border-right="none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0" style:family="table-cell">
      <style:table-cell-properties fo:padding="0.097cm" fo:border-left="0.05pt solid #000000" fo:border-right="none" fo:border-top="none" fo:border-bottom="0.05pt solid #000000"/>
    </style:style>
    <style:style style:name="Tabella1.B30" style:family="table-cell">
      <style:table-cell-properties fo:padding="0.097cm" fo:border-left="0.05pt solid #000000" fo:border-right="none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1" style:family="table-cell">
      <style:table-cell-properties fo:padding="0.097cm" fo:border-left="0.05pt solid #000000" fo:border-right="none" fo:border-top="none" fo:border-bottom="0.05pt solid #000000"/>
    </style:style>
    <style:style style:name="Tabella1.B31" style:family="table-cell">
      <style:table-cell-properties fo:padding="0.097cm" fo:border-left="0.05pt solid #000000" fo:border-right="none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a37a" officeooo:paragraph-rsid="0004a37a"/>
    </style:style>
    <style:style style:name="P2" style:family="paragraph" style:parent-style-name="Table_20_Contents">
      <style:text-properties officeooo:rsid="0006df75" officeooo:paragraph-rsid="0006df75"/>
    </style:style>
    <style:style style:name="P3" style:family="paragraph" style:parent-style-name="Table_20_Contents">
      <style:text-properties officeooo:rsid="00073974" officeooo:paragraph-rsid="0006df75"/>
    </style:style>
    <style:style style:name="P4" style:family="paragraph" style:parent-style-name="Table_20_Contents">
      <style:text-properties officeooo:rsid="00073974" officeooo:paragraph-rsid="00073974"/>
    </style:style>
    <style:style style:name="P5" style:family="paragraph" style:parent-style-name="Text_20_body">
      <style:text-properties officeooo:paragraph-rsid="000898e6"/>
    </style:style>
    <style:style style:name="P6" style:family="paragraph" style:parent-style-name="Table_20_Contents">
      <style:text-properties officeooo:rsid="00087fe4" officeooo:paragraph-rsid="00087fe4"/>
    </style:style>
    <style:style style:name="P7" style:family="paragraph" style:parent-style-name="Table_20_Contents">
      <style:text-properties officeooo:rsid="00087fe4" officeooo:paragraph-rsid="000898e6"/>
    </style:style>
    <style:style style:name="T1" style:family="text">
      <style:text-properties officeooo:rsid="00087fe4"/>
    </style:style>
    <style:style style:name="T2" style:family="text">
      <style:text-properties officeooo:rsid="00089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iscritti e dati personali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VisualizzaStatoIscrizion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che consente di controllare lo stato dell'iscrizione effettuata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VisualizzaPropriDati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che consente di visualizzare i propri da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VisualizzaDatiFiglioButton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Pulsante che permette di visionare i dati relativi al proprio figli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IscrizioneAltraUtenza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per l'iscrizione di altri utenti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IscrizioneComuneFiscianoForm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6" office:value-type="string">
            <text:p text:style-name="Table_20_Contents"><text:text-input text:description="">Form per l'iscrizione di utenti residenti a Fiscian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IscrizionePersonaleStudentescoForm</text:text-input></text:p>
          </table:table-cell>
          <table:table-cell table:style-name="Tabella1.B7" office:value-type="string">
            <text:p text:style-name="P6">Boundary</text:p>
          </table:table-cell>
          <table:table-cell table:style-name="Tabella1.C7" office:value-type="string">
            <text:p text:style-name="P6">Form per l'iscrizione del personale studentesco</text:p>
          </table:table-cell>
        </table:table-row>
        <table:table-row>
          <table:table-cell table:style-name="Tabella1.A8" office:value-type="string">
            <text:p text:style-name="Table_20_Contents"><text:text-input text:description="">SelezionaIScrittoButton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8" office:value-type="string">
            <text:p text:style-name="Table_20_Contents"><text:text-input text:description="">Pulsante che permette di selezionare un iscritto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ConfermaAccettazioneButton</text:text-input>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9" office:value-type="string">
            <text:p text:style-name="Table_20_Contents"><text:text-input text:description="">Pulsante che consente di accettare una domanda d'iscrizione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CompilazioneIscrizioneForm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Form con i campi necessari all'iscrizione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GestioneIscrizioniEDatiControl</text:text-input></text:p>
          </table:table-cell>
          <table:table-cell table:style-name="Tabella1.B11" office:value-type="string">
            <text:p text:style-name="P6">Control</text:p>
          </table:table-cell>
          <table:table-cell table:style-name="Tabella1.C11" office:value-type="string">
            <text:p text:style-name="P6">Control per la gestione delle iscrizioni e dei dati</text:p>
          </table:table-cell>
        </table:table-row>
        <table:table-row>
          <table:table-cell table:style-name="Tabella1.A12" office:value-type="string">
            <text:p text:style-name="P1">LoginForm</text:p>
          </table:table-cell>
          <table:table-cell table:style-name="Tabella1.B12" office:value-type="string">
            <text:p text:style-name="P1">Boundary</text:p>
          </table:table-cell>
          <table:table-cell table:style-name="Tabella1.C12" office:value-type="string">
            <text:p text:style-name="P1">Form che permette il login al sistema</text:p>
          </table:table-cell>
        </table:table-row>
        <table:table-row>
          <table:table-cell table:style-name="Tabella1.A13" office:value-type="string">
            <text:p text:style-name="P1">LoginControl</text:p>
          </table:table-cell>
          <table:table-cell table:style-name="Tabella1.B13" office:value-type="string">
            <text:p text:style-name="P1">Control</text:p>
          </table:table-cell>
          <table:table-cell table:style-name="Tabella1.C13" office:value-type="string">
            <text:p text:style-name="P1">Control per il login</text:p>
          </table:table-cell>
        </table:table-row>
        <table:table-row>
          <table:table-cell table:style-name="Tabella1.A14" office:value-type="string">
            <text:p text:style-name="P2">Iscrizione</text:p>
          </table:table-cell>
          <table:table-cell table:style-name="Tabella1.B14" office:value-type="string">
            <text:p text:style-name="P2">Entity</text:p>
          </table:table-cell>
          <table:table-cell table:style-name="Tabella1.C14" office:value-type="string">
            <text:p text:style-name="P2">Entità iscrizione</text:p>
          </table:table-cell>
        </table:table-row>
        <table:table-row>
          <table:table-cell table:style-name="Tabella1.A15" office:value-type="string">
            <text:p text:style-name="P3">InserisciPunteggioForm</text:p>
          </table:table-cell>
          <table:table-cell table:style-name="Tabella1.B15" office:value-type="string">
            <text:p text:style-name="P4">Boundary</text:p>
          </table:table-cell>
          <table:table-cell table:style-name="Tabella1.C15" office:value-type="string">
            <text:p text:style-name="P4">Form per l'inserimento del punteggio</text:p>
          </table:table-cell>
        </table:table-row>
        <table:table-row>
          <table:table-cell table:style-name="Tabella1.A16" office:value-type="string">
            <text:p text:style-name="P3">ConfermaPunteggioButton</text:p>
          </table:table-cell>
          <table:table-cell table:style-name="Tabella1.B16" office:value-type="string">
            <text:p text:style-name="P4">Boundary</text:p>
          </table:table-cell>
          <table:table-cell table:style-name="Tabella1.C16" office:value-type="string">
            <text:p text:style-name="P4">Pulsante per la conferma del punteggio</text:p>
          </table:table-cell>
        </table:table-row>
        <table:table-row>
          <table:table-cell table:style-name="Tabella1.A17" office:value-type="string">
            <text:p text:style-name="P3"><text:span text:style-name="T1">RinunciaCandidatura</text:span>Button</text:p>
          </table:table-cell>
          <table:table-cell table:style-name="Tabella1.B17" office:value-type="string">
            <text:p text:style-name="P4">Boundary</text:p>
          </table:table-cell>
          <table:table-cell table:style-name="Tabella1.C17" office:value-type="string">
            <text:p text:style-name="P4">Pulsante per la <text:span text:style-name="T1">rinuncia candidatura iscrizione</text:span></text:p>
          </table:table-cell>
        </table:table-row>
        <table:table-row>
          <table:table-cell table:style-name="Tabella1.A20" office:value-type="string">
            <text:p text:style-name="P6">Genitore</text:p>
          </table:table-cell>
          <table:table-cell table:style-name="Tabella1.B20" office:value-type="string">
            <text:p text:style-name="P6">Entity</text:p>
          </table:table-cell>
          <table:table-cell table:style-name="Tabella1.C20" office:value-type="string">
            <text:p text:style-name="P6">Entità rappresentante il genitore del bambino (presente anche in altri package)</text:p>
          </table:table-cell>
        </table:table-row>
        <table:table-row>
          <table:table-cell table:style-name="Tabella1.A19" office:value-type="string">
            <text:p text:style-name="P6">RinunciaIdoneitaButton</text:p>
          </table:table-cell>
          <table:table-cell table:style-name="Tabella1.B19" office:value-type="string">
            <text:p text:style-name="P6">Boundary</text:p>
          </table:table-cell>
          <table:table-cell table:style-name="Tabella1.C19" office:value-type="string">
            <text:p text:style-name="P6">Pulsante per la rinuncia all'idoneità</text:p>
          </table:table-cell>
        </table:table-row>
        <table:table-row>
          <table:table-cell table:style-name="Tabella1.A20" office:value-type="string">
            <text:p text:style-name="P6">RitiroIscrizioneButton</text:p>
          </table:table-cell>
          <table:table-cell table:style-name="Tabella1.B20" office:value-type="string">
            <text:p text:style-name="P6">Boundary</text:p>
          </table:table-cell>
          <table:table-cell table:style-name="Tabella1.C20" office:value-type="string">
            <text:p text:style-name="P6">Pulsante per il ritiro dell'iscrizione</text:p>
          </table:table-cell>
        </table:table-row>
        <table:table-row>
          <table:table-cell table:style-name="Tabella1.A23" office:value-type="string">
            <text:p text:style-name="P6">Personale Amministrativo</text:p>
          </table:table-cell>
          <table:table-cell table:style-name="Tabella1.B23" office:value-type="string">
            <text:p text:style-name="P6">Entity</text:p>
          </table:table-cell>
          <table:table-cell table:style-name="Tabella1.C23" office:value-type="string">
            <text:p text:style-name="P6">Entità rappresentante il personale amministrativo (presente anche in altri package)</text:p>
          </table:table-cell>
        </table:table-row>
        <table:table-row>
          <table:table-cell table:style-name="Tabella1.A23" office:value-type="string">
            <text:p text:style-name="P6">InserimentoIntervalliBandoForm</text:p>
          </table:table-cell>
          <table:table-cell table:style-name="Tabella1.B23" office:value-type="string">
            <text:p text:style-name="P6">Boundary</text:p>
          </table:table-cell>
          <table:table-cell table:style-name="Tabella1.C23" office:value-type="string">
            <text:p text:style-name="P6">Form per inserire gli intervalli di inizio e fine del bando</text:p>
          </table:table-cell>
        </table:table-row>
        <table:table-row>
          <table:table-cell table:style-name="Tabella1.A23" office:value-type="string">
            <text:p text:style-name="P6">ConfermaInserimentoIntervalloButton</text:p>
          </table:table-cell>
          <table:table-cell table:style-name="Tabella1.B23" office:value-type="string">
            <text:p text:style-name="P6">Boundary</text:p>
          </table:table-cell>
          <table:table-cell table:style-name="Tabella1.C23" office:value-type="string">
            <text:p text:style-name="P6">Pulsante per conferma di inserimento di intervallo di inizio e fine del bando</text:p>
          </table:table-cell>
        </table:table-row>
        <table:table-row>
          <table:table-cell table:style-name="Tabella1.A24" office:value-type="string">
            <text:p text:style-name="P6">ModificaBandoForm</text:p>
          </table:table-cell>
          <table:table-cell table:style-name="Tabella1.B24" office:value-type="string">
            <text:p text:style-name="P6">Boundary</text:p>
          </table:table-cell>
          <table:table-cell table:style-name="Tabella1.C24" office:value-type="string">
            <text:p text:style-name="P6">Form per la modifica del bando</text:p>
          </table:table-cell>
        </table:table-row>
        <table:table-row>
          <table:table-cell table:style-name="Tabella1.A25" office:value-type="string">
            <text:p text:style-name="P6">ConfermaModificaBandoButton</text:p>
          </table:table-cell>
          <table:table-cell table:style-name="Tabella1.B25" office:value-type="string">
            <text:p text:style-name="P6">Boundary</text:p>
          </table:table-cell>
          <table:table-cell table:style-name="Tabella1.C25" office:value-type="string">
            <text:p text:style-name="P6">Pulsante per la conferma della modifica del bando</text:p>
          </table:table-cell>
        </table:table-row>
        <table:table-row>
          <table:table-cell table:style-name="Tabella1.A26" office:value-type="string">
            <text:p text:style-name="P7"><text:span text:style-name="T2">VisualizzaSchedaUtenteDaFormazioneForm</text:span></text:p>
          </table:table-cell>
          <table:table-cell table:style-name="Tabella1.B26" office:value-type="string">
            <text:p text:style-name="P7"><text:span text:style-name="T2">Boundary</text:span></text:p>
          </table:table-cell>
          <table:table-cell table:style-name="Tabella1.C26" office:value-type="string">
            <text:p text:style-name="P7"><text:span text:style-name="T2">Forma per la ricerca di Utenti da parta del personale di formazione</text:span></text:p>
          </table:table-cell>
        </table:table-row>
        <table:table-row>
          <table:table-cell table:style-name="Tabella1.A27" office:value-type="string">
            <text:p text:style-name="P7"><text:span text:style-name="T2">VisualizzaSchedaUtenteDaGe</text:span><text:soft-page-break/><text:span text:style-name="T2">nitoreForm</text:span></text:p>
          </table:table-cell>
          <table:table-cell table:style-name="Tabella1.B27" office:value-type="string">
            <text:p text:style-name="P7"><text:span text:style-name="T2">Boundary</text:span></text:p>
          </table:table-cell>
          <table:table-cell table:style-name="Tabella1.C27" office:value-type="string">
            <text:p text:style-name="P7"><text:span text:style-name="T2">Form per la ricerca di un iscitto da parte del genitore</text:span></text:p>
          </table:table-cell>
        </table:table-row>
        <table:table-row>
          <table:table-cell table:style-name="Tabella1.A28" office:value-type="string">
            <text:p text:style-name="P7"><text:span text:style-name="T2">VisualizzaPropriDatiButton</text:span></text:p>
          </table:table-cell>
          <table:table-cell table:style-name="Tabella1.B28" office:value-type="string">
            <text:p text:style-name="P7"><text:span text:style-name="T2">Boundary</text:span></text:p>
          </table:table-cell>
          <table:table-cell table:style-name="Tabella1.C28" office:value-type="string">
            <text:p text:style-name="P7"><text:span text:style-name="T2">Pulsante per visualizzare i propri dati, Utente di sistema</text:span></text:p>
          </table:table-cell>
        </table:table-row>
        <table:table-row>
          <table:table-cell table:style-name="Tabella1.A29" office:value-type="string">
            <text:p text:style-name="P7"><text:span text:style-name="T2">ModificaPropriDatiButton</text:span></text:p>
          </table:table-cell>
          <table:table-cell table:style-name="Tabella1.B29" office:value-type="string">
            <text:p text:style-name="P7"><text:span text:style-name="T2">Boundary</text:span></text:p>
          </table:table-cell>
          <table:table-cell table:style-name="Tabella1.C29" office:value-type="string">
            <text:p text:style-name="P7"><text:span text:style-name="T2">Pulsante per modificare i propri dati, Utente di sistema</text:span></text:p>
          </table:table-cell>
        </table:table-row>
        <table:table-row>
          <table:table-cell table:style-name="Tabella1.A30" office:value-type="string">
            <text:p text:style-name="P7"><text:span text:style-name="T2">CreaAccountForm</text:span></text:p>
          </table:table-cell>
          <table:table-cell table:style-name="Tabella1.B30" office:value-type="string">
            <text:p text:style-name="P7"><text:span text:style-name="T2">Boundary</text:span></text:p>
          </table:table-cell>
          <table:table-cell table:style-name="Tabella1.C30" office:value-type="string">
            <text:p text:style-name="P7"><text:span text:style-name="T2">Form per la creazione di un Account</text:span></text:p>
          </table:table-cell>
        </table:table-row>
        <table:table-row>
          <table:table-cell table:style-name="Tabella1.A31" office:value-type="string">
            <text:p text:style-name="P7"><text:span text:style-name="T2">CreaIscrizioneFiglioForm</text:span></text:p>
          </table:table-cell>
          <table:table-cell table:style-name="Tabella1.B31" office:value-type="string">
            <text:p text:style-name="P7"><text:span text:style-name="T2">Boundary</text:span></text:p>
          </table:table-cell>
          <table:table-cell table:style-name="Tabella1.C31" office:value-type="string">
            <text:p text:style-name="P7"><text:span text:style-name="T2">Form per l'iscrizione di un utente figlio</text:span></text:p>
          </table:table-cell>
        </table:table-row>
      </table:table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02:00:13.68</meta:creation-date>
    <meta:editing-duration>P0D</meta:editing-duration>
    <meta:editing-cycles>9</meta:editing-cycles>
    <meta:generator>LibreOffice/3.6$Windows_x86 LibreOffice_project/da8c1e6-fd468f4-454e206-f42a4a9-143cfd</meta:generator>
    <dc:date>2012-10-30T17:25:08.23</dc:date>
    <meta:document-statistic meta:table-count="1" meta:image-count="0" meta:object-count="0" meta:page-count="2" meta:paragraph-count="94" meta:word-count="301" meta:character-count="2494" meta:non-whitespace-character-count="228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